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text-properties officeooo:rsid="0002592d" officeooo:paragraph-rsid="0002592d"/>
    </style:style>
    <style:style style:name="P2" style:family="paragraph" style:parent-style-name="Standard">
      <style:text-properties officeooo:rsid="000420e4" officeooo:paragraph-rsid="0006476d"/>
    </style:style>
    <style:style style:name="P3" style:family="paragraph" style:parent-style-name="Standard" style:list-style-name="L1">
      <style:text-properties officeooo:rsid="000420e4" officeooo:paragraph-rsid="0006476d"/>
    </style:style>
    <style:style style:name="P4" style:family="paragraph" style:parent-style-name="Standard">
      <style:text-properties officeooo:rsid="0006476d" officeooo:paragraph-rsid="0006476d"/>
    </style:style>
    <style:style style:name="T1" style:family="text">
      <style:text-properties officeooo:rsid="0006476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ción Orientada a Objetos.</text:p>
      <text:p text:style-name="P1"/>
      <text:p text:style-name="P2">Debe realizar una agenda que permita guardar personas con sus contactos. </text:p>
      <text:list xml:id="list824141712393087266" text:style-name="L1">
        <text:list-item>
          <text:p text:style-name="P3"><text:span text:style-name="T1">Una persona tiene un nombre, apellido, dirección y contactos</text:span></text:p>
        </text:list-item>
        <text:list-item>
          <text:p text:style-name="P3"><text:span text:style-name="T1">Un contacto tiene un tipo (email, teléfono, celular, fax, whatsapp, etc)</text:span> <text:span text:style-name="T1">y un valor </text:span></text:p>
        </text:list-item>
      </text:list>
      <text:p text:style-name="P4">La agenda debe guardar los contactos en un archivo binario y debe permitir buscar personas para saber sus datos. 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1T22:08:38.443091788</meta:creation-date>
    <meta:editing-duration>PT6M38S</meta:editing-duration>
    <meta:editing-cycles>2</meta:editing-cycles>
    <meta:generator>LibreOffice/5.1.6.2$Linux_X86_64 LibreOffice_project/10m0$Build-2</meta:generator>
    <dc:date>2018-10-22T00:42:05.897348834</dc:date>
    <meta:document-statistic meta:table-count="0" meta:image-count="0" meta:object-count="0" meta:page-count="1" meta:paragraph-count="5" meta:word-count="59" meta:character-count="365" meta:non-whitespace-character-count="310"/>
  </office:meta>
</office:document-meta>
</file>